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2" svg:font-family="Calibri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fo:language="ru" fo:country="RU" officeooo:rsid="005d2695" officeooo:paragraph-rsid="0058baea"/>
    </style:style>
    <style:style style:name="P2" style:family="paragraph" style:parent-style-name="_5f_text">
      <style:text-properties fo:language="ru" fo:country="RU" officeooo:rsid="00602ef9" officeooo:paragraph-rsid="0058baea"/>
    </style:style>
    <style:style style:name="P3" style:family="paragraph" style:parent-style-name="_5f_text">
      <style:text-properties fo:language="en" fo:country="US" officeooo:paragraph-rsid="0058baea"/>
    </style:style>
    <style:style style:name="P4" style:family="paragraph" style:parent-style-name="_5f_text">
      <style:text-properties style:font-name="Calibri Light" fo:font-size="10pt" fo:language="ru" fo:country="RU" fo:font-weight="250" officeooo:rsid="0062438a" officeooo:paragraph-rsid="0058baea"/>
    </style:style>
    <style:style style:name="P5" style:family="paragraph" style:parent-style-name="_5f_text">
      <style:text-properties style:font-name="Calibri Light" fo:font-size="10pt" fo:language="ru" fo:country="RU" fo:font-weight="250" officeooo:rsid="007b5f0d" officeooo:paragraph-rsid="0058baea"/>
    </style:style>
    <style:style style:name="P6" style:family="paragraph" style:parent-style-name="_5f_text">
      <style:text-properties style:font-name="Calibri Light" fo:font-size="10pt" fo:language="ru" fo:country="RU" fo:font-weight="250" officeooo:rsid="0086e9be" officeooo:paragraph-rsid="0058baea"/>
    </style:style>
    <style:style style:name="P7" style:family="paragraph" style:parent-style-name="_5f_text">
      <style:text-properties style:font-name="Calibri Light" fo:font-size="10pt" fo:language="ru" fo:country="RU" fo:font-weight="250" officeooo:rsid="007e443d" officeooo:paragraph-rsid="0058baea"/>
    </style:style>
    <style:style style:name="P8" style:family="paragraph" style:parent-style-name="_5f_text">
      <style:text-properties style:font-name="Calibri Light" fo:font-size="10pt" fo:language="ru" fo:country="RU" fo:font-weight="250" officeooo:rsid="007ff785" officeooo:paragraph-rsid="0058baea"/>
    </style:style>
    <style:style style:name="P9" style:family="paragraph" style:parent-style-name="_5f_text">
      <style:text-properties style:font-name="Calibri Light" fo:font-size="10pt" fo:language="ru" fo:country="RU" fo:font-weight="250" officeooo:rsid="0080ca94" officeooo:paragraph-rsid="0058baea"/>
    </style:style>
    <style:style style:name="P10" style:family="paragraph" style:parent-style-name="_5f_text">
      <style:text-properties style:font-name="Calibri Light" fo:font-size="10pt" fo:language="en" fo:country="US" fo:font-weight="250" officeooo:rsid="0086e9be" officeooo:paragraph-rsid="0058baea"/>
    </style:style>
    <style:style style:name="P11" style:family="paragraph" style:parent-style-name="_5f_text">
      <style:text-properties style:font-name="Calibri Light" fo:font-size="10pt" fo:language="en" fo:country="US" fo:font-weight="250" officeooo:rsid="007e443d" officeooo:paragraph-rsid="0058baea"/>
    </style:style>
    <style:style style:name="P12" style:family="paragraph" style:parent-style-name="_5f_text">
      <style:text-properties officeooo:paragraph-rsid="0058baea"/>
    </style:style>
    <style:style style:name="P13" style:family="paragraph" style:parent-style-name="_5f_code">
      <style:text-properties officeooo:paragraph-rsid="0058baea"/>
    </style:style>
    <style:style style:name="P14" style:family="paragraph" style:parent-style-name="_5f_heading_5f_1">
      <style:text-properties officeooo:paragraph-rsid="0058baea"/>
    </style:style>
    <style:style style:name="P15" style:family="paragraph" style:parent-style-name="_5f_heading_5f_2">
      <style:text-properties officeooo:paragraph-rsid="0058baea"/>
    </style:style>
    <style:style style:name="P16" style:family="paragraph" style:parent-style-name="_5f_heading_5f_3">
      <style:text-properties officeooo:paragraph-rsid="0058baea"/>
    </style:style>
    <style:style style:name="P17" style:family="paragraph" style:parent-style-name="_5f_attention">
      <style:text-properties officeooo:paragraph-rsid="005b1a29"/>
    </style:style>
    <style:style style:name="P18" style:family="paragraph" style:parent-style-name="_5f_text">
      <style:text-properties style:font-name="Calibri Light" fo:font-size="10pt" fo:language="ru" fo:country="RU" fo:font-weight="250" officeooo:rsid="007b5f0d" officeooo:paragraph-rsid="0058baea"/>
    </style:style>
    <style:style style:name="T1" style:family="text">
      <style:text-properties fo:language="en" fo:country="US" officeooo:rsid="007e443d"/>
    </style:style>
    <style:style style:name="T2" style:family="text">
      <style:text-properties fo:language="en" fo:country="US" officeooo:rsid="005b116c"/>
    </style:style>
    <style:style style:name="T3" style:family="text">
      <style:text-properties fo:language="ru" fo:country="RU" officeooo:rsid="007b5f0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5b116c"/>
    </style:style>
    <style:style style:name="T6" style:family="text">
      <style:text-properties officeooo:rsid="005cbe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Запросы</text:p>
      <text:p text:style-name="P15">INSERT</text:p>
      <text:p text:style-name="P5">public static async create(values: object, options: object): Promise&lt;Model&gt;</text:p>
      <text:p text:style-name="P10">(<text:a xlink:type="simple" xlink:href="https://sequelize.org/master/class/lib/model.js~Model.html#static-method-create" text:style-name="Internet_20_link" text:visited-style-name="Visited_20_Internet_20_Link">https://sequelize.org/master/class/lib/model.js~Model.html#static-method-create</text:a>)</text:p>
      <text:p text:style-name="P6">Все запросы в sequelize являются асинхроннымми и создают объект промис. (Как работает промис в отдельном файле.) Для привязки к функциям-потребителям используется метод .then</text:p>
      <text:p text:style-name="P6"/>
      <text:p text:style-name="P6">Далее идут простые примеры без обработки результатов.</text:p>
      <text:p text:style-name="P13">// Create a new user</text:p>
      <text:p text:style-name="P13">const jane = await User.create({ firstName: "Jane", lastName: "Doe" });</text:p>
      <text:p text:style-name="P13">console.log("Jane's auto-generated ID:", jane.id);</text:p>
      <text:p text:style-name="P17">Ключевое слово <text:span text:style-name="_5f_bold">await</text:span> допустимо только внутри функций <text:span text:style-name="_5f_bold">async</text:span> . Если вы используете его вне тела функции <text:span text:style-name="_5f_bold">async</text:span>, вы получите <text:span text:style-name="_5f_bold">SyntaxError</text:span>. </text:p>
      <text:p text:style-name="_5f_code">bcrypt.hash(req.body.password, 10, async (err, hash) =&gt; { …</text:p>
      <text:p text:style-name="P5">Model.create()Метод является обобщающим для построения <text:span text:style-name="T6">не сохраненного</text:span> экземпляра с Model.build()и сохранением экземпляра с instance.save().</text:p>
      <text:p text:style-name="P5">Также можно определить, какие атрибуты могут быть установлены в createметоде. Это может быть особенно полезно, если вы создаете записи в базе данных на основе формы, которую может заполнить пользователь. Использование этого, например, позволит вам ограничить Userмодель установкой только имени пользователя и адреса, но не флага администратора:</text:p>
      <text:p text:style-name="P13">const user = await User.create({</text:p>
      <text:p text:style-name="P13"><text:s text:c="2"/>username: 'alice123',</text:p>
      <text:p text:style-name="P13"><text:s text:c="2"/>isAdmin: true</text:p>
      <text:p text:style-name="P13">}, { fields: ['username'] });</text:p>
      <text:p text:style-name="P13">// let's assume the default of isAdmin is false</text:p>
      <text:p text:style-name="P13">console.log(user.username); // 'alice123'</text:p>
      <text:p text:style-name="P13">console.log(user.isAdmin); // false</text:p>
      <text:p text:style-name="P15">Простые запросы SELECT</text:p>
      <text:p text:style-name="P5">Вы можете прочитать всю таблицу из базы данных с помощью findAllметода:</text:p>
      <text:p text:style-name="P13">// Find all users -&gt; <text:span text:style-name="T3">(SELECT * FROM ...)</text:span></text:p>
      <text:p text:style-name="P13">const users = await User.findAll();</text:p>
      <text:p text:style-name="P13">console.log(users.every(user =&gt; user instanceof User)); // true</text:p>
      <text:p text:style-name="P13">console.log("All users:", JSON.stringify(users, null, 2));</text:p>
      <text:p text:style-name="P16">Указание атрибутов для запросов SELECT</text:p>
      <text:p text:style-name="P5"><text:span text:style-name="_5f_bold">public static async findAll(options: object): Promise&lt;Array&lt;Model&gt;&gt;</text:span></text:p>
      <text:p text:style-name="P5">where — <text:span text:style-name="T1">kl; l l l</text:span></text:p>
      <text:p text:style-name="P11">attributes</text:p>
      <text:p text:style-name="P11">attributes.include</text:p>
      <text:p text:style-name="P11">attributes.exclude</text:p>
      <text:p text:style-name="P11">…</text:p>
      <text:p text:style-name="P11">order</text:p>
      <text:p text:style-name="P11">limit</text:p>
      <text:p text:style-name="P7">смотреть в документации</text:p>
      <text:p text:style-name="P8">Пример:</text:p>
      <text:p text:style-name="P13">Model.findAll({</text:p>
      <text:p text:style-name="P13"><text:s text:c="2"/>where: {</text:p>
      <text:p text:style-name="P13"><text:soft-page-break/><text:s text:c="4"/>attr1: 42,</text:p>
      <text:p text:style-name="P13"><text:s text:c="4"/>attr2: 'cake'</text:p>
      <text:p text:style-name="P13"><text:s text:c="2"/>}</text:p>
      <text:p text:style-name="P13">})</text:p>
      <text:p text:style-name="P13"/>
      <text:p text:style-name="P13"># WHERE attr1 = 42 AND attr2 = 'cake'</text:p>
      <text:p text:style-name="P8"/>
      <text:p text:style-name="P9"/>
      <text:p text:style-name="P5">Чтобы выбрать только некоторые атрибуты, вы можете использовать <text:span text:style-name="_5f_bold">attributes</text:span> опцию:</text:p>
      <text:p text:style-name="P13">Model.findAll({</text:p>
      <text:p text:style-name="P13"><text:s text:c="2"/>attributes: ['foo', 'bar']</text:p>
      <text:p text:style-name="P13">});</text:p>
      <text:p text:style-name="P13">// SELECT foo, bar FROM ...</text:p>
      <text:p text:style-name="P5">Атрибуты можно переименовывать с помощью вложенного массива:</text:p>
      <text:p text:style-name="P13">Model.findAll({</text:p>
      <text:p text:style-name="P13"><text:s text:c="2"/>attributes: ['foo', ['bar', 'baz'], 'qux']</text:p>
      <text:p text:style-name="P13">});</text:p>
      <text:p text:style-name="P13">// SELECT foo, bar AS baz, qux FROM ...</text:p>
      <text:p text:style-name="P5">Вы можете использовать <text:span text:style-name="_5f_bold">sequelize.fn</text:span> для агрегирования:</text:p>
      <text:p text:style-name="P13">Model.findAll({</text:p>
      <text:p text:style-name="P13"><text:s text:c="2"/>attributes: [</text:p>
      <text:p text:style-name="P13"><text:s text:c="4"/>'foo',</text:p>
      <text:p text:style-name="P13"><text:s text:c="4"/>[sequelize.fn('COUNT', sequelize.col('hats')), 'n_hats']</text:p>
      <text:p text:style-name="P13"><text:s text:c="4"/>'bar'</text:p>
      <text:p text:style-name="P13"><text:s text:c="2"/>]</text:p>
      <text:p text:style-name="P13">});</text:p>
      <text:p text:style-name="P13">// SELECT foo, COUNT(hats) AS n_hats, bar FROM ...</text:p>
      <text:p text:style-name="P5">При использовании функции агрегирования вы должны дать ей псевдоним, чтобы иметь возможность доступа к ней из модели. В приведенном выше примере вы можете получить количество шляп с instance.n_hats.</text:p>
      <text:p text:style-name="P5">Иногда может быть утомительно перечислять все атрибуты модели, если вы хотите добавить только агрегирование:</text:p>
      <text:p text:style-name="P13">// This is a tiresome way of getting the number of hats (along with every column)</text:p>
      <text:p text:style-name="P13">Model.findAll({</text:p>
      <text:p text:style-name="P13"><text:s text:c="2"/>attributes: [</text:p>
      <text:p text:style-name="P13"><text:s text:c="4"/>'id', 'foo', 'bar', 'baz', 'qux', 'hats', // We had to list all attributes...</text:p>
      <text:p text:style-name="P13"><text:s text:c="4"/>[sequelize.fn('COUNT', sequelize.col('hats')), 'n_hats'] // To add the aggregation...</text:p>
      <text:p text:style-name="P13"><text:s text:c="2"/>]</text:p>
      <text:p text:style-name="P13">});</text:p>
      <text:p text:style-name="P13"/>
      <text:p text:style-name="P13">// This is shorter, and less error prone because it still works if you add / remove attributes from your model later</text:p>
      <text:p text:style-name="P13">Model.findAll({</text:p>
      <text:p text:style-name="P13"><text:s text:c="2"/>attributes: {</text:p>
      <text:p text:style-name="P13"><text:s text:c="4"/>include: [</text:p>
      <text:p text:style-name="P13"><text:s text:c="6"/>[sequelize.fn('COUNT', sequelize.col('hats')), 'n_hats']</text:p>
      <text:p text:style-name="P13"><text:s text:c="4"/>]</text:p>
      <text:p text:style-name="P13"><text:s text:c="2"/>}</text:p>
      <text:p text:style-name="P13">});</text:p>
      <text:p text:style-name="P13">// SELECT id, foo, bar, baz, qux, hats, COUNT(hats) AS n_hats FROM ...</text:p>
      <text:p text:style-name="P5">Точно так же можно удалить несколько выбранных атрибутов:</text:p>
      <text:p text:style-name="P13">Model.findAll({</text:p>
      <text:p text:style-name="P13"><text:s text:c="2"/>attributes: { exclude: ['baz'] }</text:p>
      <text:p text:style-name="P13">});</text:p>
      <text:p text:style-name="P13">// -- Assuming all columns are 'id', 'foo', 'bar', 'baz' and 'qux'</text:p>
      <text:p text:style-name="P13">// SELECT id, foo, bar, qux FROM ...</text:p>
      <text:p text:style-name="P15">Применение предложений WHERE</text:p>
      <text:p text:style-name="P5"><text:soft-page-break/>where Опция используется для фильтрации запроса. Для этого предложения можно использовать множество операторов where, доступных как символы из Op.</text:p>
      <text:p text:style-name="P16">Основы</text:p>
      <text:p text:style-name="P13">Post.findAll({</text:p>
      <text:p text:style-name="P13"><text:s text:c="2"/>where: {</text:p>
      <text:p text:style-name="P13"><text:s text:c="4"/>authorId: 2</text:p>
      <text:p text:style-name="P13"><text:s text:c="2"/>}</text:p>
      <text:p text:style-name="P13">});</text:p>
      <text:p text:style-name="P13">// SELECT * FROM post WHERE authorId = 2</text:p>
      <text:p text:style-name="P5">Обратите внимание, что оператор (<text:span text:style-name="_5f_bold">from Op</text:span>) явно не передан, поэтому <text:span text:style-name="_5f_bold">Sequelize</text:span> по умолчанию предполагает сравнение на равенство. Приведенный выше код эквивалентен:</text:p>
      <text:p text:style-name="P13">const { Op } = require("sequelize");</text:p>
      <text:p text:style-name="P13">Post.findAll({</text:p>
      <text:p text:style-name="P13"><text:s text:c="2"/>where: {</text:p>
      <text:p text:style-name="P13"><text:s text:c="4"/>authorId: {</text:p>
      <text:p text:style-name="P13"><text:s text:c="6"/>[Op.eq]: 2</text:p>
      <text:p text:style-name="P13"><text:s text:c="4"/>}</text:p>
      <text:p text:style-name="P13"><text:s text:c="2"/>}</text:p>
      <text:p text:style-name="P13">});</text:p>
      <text:p text:style-name="P13">// SELECT * FROM post WHERE authorId = 2</text:p>
      <text:p text:style-name="P5">Можно пройти несколько проверок:</text:p>
      <text:p text:style-name="P5"/>
      <text:p text:style-name="P5">Post.findAll({</text:p>
      <text:p text:style-name="P5"><text:s text:c="2"/>where: {</text:p>
      <text:p text:style-name="P5"><text:s text:c="4"/>authorId: 12</text:p>
      <text:p text:style-name="P5"><text:s text:c="4"/>status: 'active'</text:p>
      <text:p text:style-name="P5"><text:s text:c="2"/>}</text:p>
      <text:p text:style-name="P5">});</text:p>
      <text:p text:style-name="P5">// SELECT * FROM post WHERE authorId = 12 AND status = 'active';</text:p>
      <text:p text:style-name="P5">Точно так же, как Sequelize вывела Op.eqоператор в первом примере, здесь Sequelize сделала вывод, что вызывающий хочет запросить ANDдля двух проверок. Приведенный выше код эквивалентен:</text:p>
      <text:p text:style-name="P5"/>
      <text:p text:style-name="P5">const { Op } = require("sequelize");</text:p>
      <text:p text:style-name="P5">Post.findAll({</text:p>
      <text:p text:style-name="P5"><text:s text:c="2"/>where: {</text:p>
      <text:p text:style-name="P5"><text:s text:c="4"/>[Op.and]: [</text:p>
      <text:p text:style-name="P5"><text:s text:c="6"/>{ authorId: 12 },</text:p>
      <text:p text:style-name="P5"><text:s text:c="6"/>{ status: 'active' }</text:p>
      <text:p text:style-name="P5"><text:s text:c="4"/>]</text:p>
      <text:p text:style-name="P5"><text:s text:c="2"/>}</text:p>
      <text:p text:style-name="P5">});</text:p>
      <text:p text:style-name="P5">// SELECT * FROM post WHERE authorId = 12 AND status = 'active';</text:p>
      <text:p text:style-name="P5">ORМожет быть легко выполнена таким же образом:</text:p>
      <text:p text:style-name="P5"/>
      <text:p text:style-name="P5">const { Op } = require("sequelize");</text:p>
      <text:p text:style-name="P5">Post.findAll({</text:p>
      <text:p text:style-name="P5"><text:s text:c="2"/>where: {</text:p>
      <text:p text:style-name="P5"><text:s text:c="4"/>[Op.or]: [</text:p>
      <text:p text:style-name="P5"><text:s text:c="6"/>{ authorId: 12 },</text:p>
      <text:p text:style-name="P5"><text:s text:c="6"/>{ authorId: 13 }</text:p>
      <text:p text:style-name="P5"><text:s text:c="4"/>]</text:p>
      <text:p text:style-name="P5"><text:s text:c="2"/>}</text:p>
      <text:p text:style-name="P5">});</text:p>
      <text:p text:style-name="P5">// SELECT * FROM post WHERE authorId = 12 OR authorId = 13;</text:p>
      <text:p text:style-name="P5">Поскольку приведенное выше было ORсвязано с одним и тем же полем, Sequelize позволяет вам использовать немного другую структуру, которая более читабельна и генерирует такое же поведение:</text:p>
      <text:p text:style-name="P5"><text:soft-page-break/></text:p>
      <text:p text:style-name="P5">const { Op } = require("sequelize");</text:p>
      <text:p text:style-name="P5">Post.destroy({</text:p>
      <text:p text:style-name="P5"><text:s text:c="2"/>where: {</text:p>
      <text:p text:style-name="P5"><text:s text:c="4"/>authorId: {</text:p>
      <text:p text:style-name="P5"><text:s text:c="6"/>[Op.or]: [12, 13]</text:p>
      <text:p text:style-name="P5"><text:s text:c="4"/>}</text:p>
      <text:p text:style-name="P5"><text:s text:c="2"/>}</text:p>
      <text:p text:style-name="P5">});</text:p>
      <text:p text:style-name="P5">// DELETE FROM post WHERE authorId = 12 OR authorId = 13;</text:p>
      <text:p text:style-name="P5">Операторы</text:p>
      <text:p text:style-name="P4"/>
      <text:p text:style-name="P4"/>
      <text:p text:style-name="P2"/>
      <text:p text:style-name="P1"/>
      <text:p text:style-name="P1"/>
      <text:p text:style-name="P1"/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2" svg:font-family="Calibri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3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3" style:font-family-asian="Calibri" style:font-family-generic-asian="system" style:font-pitch-asian="variable" style:font-size-asian="18pt" style:font-weight-asian="bold" style:font-name-complex="Calibri3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" fo:font-family="'Calibri Light'" style:font-style-name="Обычный" style:font-family-generic="swiss" style:font-pitch="variable" fo:font-size="10pt" fo:language="none" fo:country="none" fo:font-weight="25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3" style:font-family-asian="Calibri" style:font-family-generic-asian="system" style:font-pitch-asian="variable" style:font-size-asian="18pt" style:font-weight-asian="bold" style:font-name-complex="Calibri3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3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3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3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25T18:56:50.053000000</dc:date>
    <meta:editing-duration>PT10H46M29S</meta:editing-duration>
    <meta:editing-cycles>43</meta:editing-cycles>
    <meta:generator>LibreOffice/7.0.1.2$Windows_X86_64 LibreOffice_project/7cbcfc562f6eb6708b5ff7d7397325de9e764452</meta:generator>
    <meta:document-statistic meta:table-count="0" meta:image-count="0" meta:object-count="0" meta:page-count="4" meta:paragraph-count="147" meta:word-count="764" meta:character-count="5383" meta:non-whitespace-character-count="4592"/>
  </office:meta>
</office:document-meta>
</file>